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9-1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0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2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30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2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25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0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2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1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1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27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25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1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0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0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2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20-01-0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9-11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9-09-0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9-06-1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9-04-2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8-11-0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8-10-1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8-09-1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8-09-1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8-08-03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8-06-2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8-05-2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8-04-26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7-10-2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7-08-2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7-07-3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7-06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7-05-2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7-04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6-10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6-09-2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6-08-2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6-07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6-07-20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6-06-2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6-05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6-04-2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5-10-2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5-09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5-08-2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5-07-3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5-06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5-05-2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5-04-2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4-10-0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4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4-06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4-05-3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4-04-2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3-11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3-10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3-09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3-08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3-07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3-06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3-05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3-04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2-11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2-10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2-09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2-08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2-07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2-06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2-05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2-03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7-10-2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3</text:p>
          </table:table-cell>
          <table:table-cell office:value-type="string" calcext:value-type="string">
            <text:p>QWTA nr Parkers Prairie, Elmo Twp. (repl 56023)</text:p>
          </table:table-cell>
          <table:table-cell office:value-type="string" calcext:value-type="string">
            <text:p>200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488" meta:object-count="0"/>
    <meta:user-defined meta:name="AppVersion">3.0</meta:user-defined>
  </office:meta>
</office:document-meta>
</file>